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9.14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style:text-position="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1" style:family="table-cell" style:parent-style-name="Default">
      <style:text-properties fo:color="#000099" style:text-position="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text-position="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/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#dddddd"/>
      <style:text-properties style:text-position="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color="#cc9900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fo:color="#ff3333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color="#009900"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31" style:family="table-cell" style:parent-style-name="Defaul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>
      <style:text-properties fo:color="#cc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transparent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dddddd"/>
      <style:text-properties fo:color="#ddddd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4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ext-properties fo:color="#cc9900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/>
      <style:text-properties fo:color="#dddddd" fo:font-size="12pt" style:font-size-asian="12pt" style:font-size-complex="12pt"/>
    </style:style>
    <style:style style:name="ce46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ddddd"/>
      <style:text-properties fo:color="#ddddd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dddddd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dddddd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2016" table:style-name="ta1">
        <table:table-column table:style-name="co1" table:default-cell-style-name="ce39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3" table:default-cell-style-name="ce3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30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 table:style-name="ce40"/>
          <table:table-cell table:style-name="ce40" table:number-columns-repeated="1010"/>
        </table:table-row>
        <table:table-row table:style-name="ro2">
          <table:table-cell table:style-name="ce31" office:value-type="string" calcext:value-type="string">
            <text:p>Mes</text:p>
          </table:table-cell>
          <table:table-cell table:style-name="ce41" office:value-type="string" calcext:value-type="string">
            <text:p>Janeiro</text:p>
          </table:table-cell>
          <table:table-cell table:style-name="ce41" office:value-type="string" calcext:value-type="string">
            <text:p>Fevereiro</text:p>
          </table:table-cell>
          <table:table-cell table:style-name="ce41" office:value-type="string" calcext:value-type="string">
            <text:p>Março</text:p>
          </table:table-cell>
          <table:table-cell table:style-name="ce41" office:value-type="string" calcext:value-type="string">
            <text:p>Abril</text:p>
          </table:table-cell>
          <table:table-cell table:style-name="ce31" office:value-type="string" calcext:value-type="string">
            <text:p>Maio</text:p>
          </table:table-cell>
          <table:table-cell table:style-name="ce31" office:value-type="string" calcext:value-type="string">
            <text:p>Junho</text:p>
          </table:table-cell>
          <table:table-cell table:style-name="ce31" office:value-type="string" calcext:value-type="string">
            <text:p>Julho</text:p>
          </table:table-cell>
          <table:table-cell table:style-name="ce31" office:value-type="string" calcext:value-type="string">
            <text:p>Agosto</text:p>
          </table:table-cell>
          <table:table-cell table:style-name="ce31" office:value-type="string" calcext:value-type="string">
            <text:p>Setembro</text:p>
          </table:table-cell>
          <table:table-cell table:style-name="ce31" office:value-type="string" calcext:value-type="string">
            <text:p>Outubro</text:p>
          </table:table-cell>
          <table:table-cell table:style-name="ce31" office:value-type="string" calcext:value-type="string">
            <text:p>Novembro</text:p>
          </table:table-cell>
          <table:table-cell table:style-name="ce31" office:value-type="string" calcext:value-type="string">
            <text:p>Dezembro</text:p>
          </table:table-cell>
          <table:table-cell table:style-name="ce31" office:value-type="string" calcext:value-type="string">
            <text:p>Total Anual</text:p>
          </table:table-cell>
          <table:table-cell table:style-name="ce32"/>
          <table:table-cell table:style-name="ce42" table:number-columns-repeated="1009"/>
        </table:table-row>
        <table:table-row table:style-name="ro3">
          <table:table-cell table:style-name="ce32" office:value-type="string" calcext:value-type="string">
            <text:p>Ganho</text:p>
          </table:table-cell>
          <table:table-cell table:number-columns-repeated="4" table:style-name="ce42" office:value-type="float" office:value="1450" calcext:value-type="float">
            <text:p>1450</text:p>
          </table:table-cell>
          <table:table-cell table:number-columns-repeated="3" table:style-name="ce32" office:value-type="float" office:value="1450" calcext:value-type="float">
            <text:p>1450</text:p>
          </table:table-cell>
          <table:table-cell table:style-name="ce32" table:number-columns-repeated="5"/>
          <table:table-cell table:style-name="ce32" table:formula="of:=SUM([.B3:.M3])" office:value-type="float" office:value="10150" calcext:value-type="float">
            <text:p>10150</text:p>
          </table:table-cell>
          <table:table-cell table:style-name="ce49"/>
          <table:table-cell table:style-name="ce43" table:number-columns-repeated="1009"/>
        </table:table-row>
        <table:table-row table:style-name="ro3">
          <table:table-cell table:style-name="ce33"/>
          <table:table-cell table:style-name="ce43" table:number-columns-repeated="4"/>
          <table:table-cell table:style-name="ce49" table:number-columns-repeated="8"/>
          <table:table-cell table:style-name="ce33"/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luguel</text:p>
          </table:table-cell>
          <table:table-cell table:number-columns-repeated="4" table:style-name="ce43" office:value-type="float" office:value="500" calcext:value-type="float">
            <text:p>500</text:p>
          </table:table-cell>
          <table:table-cell table:style-name="ce47" office:value-type="float" office:value="504" calcext:value-type="float">
            <text:p>504</text:p>
          </table:table-cell>
          <table:table-cell table:number-columns-repeated="7" table:style-name="ce47" office:value-type="float" office:value="500" calcext:value-type="float">
            <text:p>500</text:p>
          </table:table-cell>
          <table:table-cell table:style-name="ce34" table:formula="of:=SUM([.B5:.M5])" office:value-type="float" office:value="6004" calcext:value-type="float">
            <text:p>6004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gua</text:p>
          </table:table-cell>
          <table:table-cell table:number-columns-repeated="3"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7"/>
          <table:table-cell table:style-name="ce34" table:formula="of:=SUM([.B6:.M6])" office:value-type="float" office:value="88" calcext:value-type="float">
            <text:p>88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Luz</text:p>
          </table:table-cell>
          <table:table-cell table:number-columns-repeated="2" table:style-name="ce43" office:value-type="float" office:value="45" calcext:value-type="float">
            <text:p>4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98" calcext:value-type="float">
            <text:p>98</text:p>
          </table:table-cell>
          <table:table-cell table:style-name="ce47" office:value-type="float" office:value="106.49" calcext:value-type="float">
            <text:p>106,49</text:p>
          </table:table-cell>
          <table:table-cell table:style-name="ce47" table:number-columns-repeated="7"/>
          <table:table-cell table:style-name="ce34" table:formula="of:=SUM([.B7:.M7])" office:value-type="float" office:value="380.49" calcext:value-type="float">
            <text:p>380,49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Internet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25" calcext:value-type="float">
            <text:p>125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table:number-columns-repeated="7"/>
          <table:table-cell table:style-name="ce34" table:formula="of:=SUM([.B8:.M8])" office:value-type="float" office:value="705" calcext:value-type="float">
            <text:p>705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elular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7"/>
          <table:table-cell table:style-name="ce34" table:formula="of:=SUM([.B9:.M9])" office:value-type="float" office:value="250" calcext:value-type="float">
            <text:p>25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Onibus</text:p>
          </table:table-cell>
          <table:table-cell table:number-columns-repeated="4" table:style-name="ce43" office:value-type="float" office:value="180" calcext:value-type="float">
            <text:p>180</text:p>
          </table:table-cell>
          <table:table-cell table:number-columns-repeated="8" table:style-name="ce47" office:value-type="float" office:value="180" calcext:value-type="float">
            <text:p>180</text:p>
          </table:table-cell>
          <table:table-cell table:style-name="ce34" table:formula="of:=SUM([.F10:.M10])" office:value-type="float" office:value="1440" calcext:value-type="float">
            <text:p>144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artao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7" office:value-type="float" office:value="297.79" calcext:value-type="float">
            <text:p>297,79</text:p>
          </table:table-cell>
          <table:table-cell table:style-name="ce47" table:number-columns-repeated="7"/>
          <table:table-cell table:style-name="ce34" table:formula="of:=SUM([.B11:.M11])" office:value-type="float" office:value="492.79" calcext:value-type="float">
            <text:p>492,79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Prestacao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8" table:style-name="ce47" office:value-type="float" office:value="100" calcext:value-type="float">
            <text:p>100</text:p>
          </table:table-cell>
          <table:table-cell table:style-name="ce34" table:formula="of:=SUM([.B12:.M12])" office:value-type="float" office:value="800" calcext:value-type="float">
            <text:p>80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delle +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-95" calcext:value-type="float">
            <text:p>-95</text:p>
          </table:table-cell>
          <table:table-cell table:style-name="ce47" office:value-type="float" office:value="-115" calcext:value-type="float">
            <text:p>-115</text:p>
          </table:table-cell>
          <table:table-cell table:style-name="ce47" table:number-columns-repeated="7"/>
          <table:table-cell table:style-name="ce34" table:formula="of:=SUM([.B13:.M13])" office:value-type="float" office:value="-210" calcext:value-type="float">
            <text:p>-21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Adelle 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150" calcext:value-type="float">
            <text:p>150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table:number-columns-repeated="7"/>
          <table:table-cell table:style-name="ce34" table:formula="of:=SUM([.B14:.M14])" office:value-type="float" office:value="1183" calcext:value-type="float">
            <text:p>1183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ompras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table:number-columns-repeated="8"/>
          <table:table-cell table:style-name="ce34" table:formula="of:=SUM([.B15:.M15])" office:value-type="float" office:value="100" calcext:value-type="float">
            <text:p>10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Café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34" table:formula="of:=SUM([.B16:.M16])" office:value-type="float" office:value="100" calcext:value-type="float">
            <text:p>100</text:p>
          </table:table-cell>
          <table:table-cell table:style-name="ce47"/>
          <table:table-cell table:style-name="ce43" table:number-columns-repeated="1009"/>
        </table:table-row>
        <table:table-row table:style-name="ro3">
          <table:table-cell table:style-name="ce34" office:value-type="string" calcext:value-type="string">
            <text:p>Gastos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77" calcext:value-type="float">
            <text:p>277</text:p>
          </table:table-cell>
          <table:table-cell table:style-name="ce47" office:value-type="float" office:value="65" calcext:value-type="float">
            <text:p>65</text:p>
          </table:table-cell>
          <table:table-cell table:style-name="ce47" table:number-columns-repeated="7"/>
          <table:table-cell table:style-name="ce34" table:formula="of:=SUM([.B17:.M17])" office:value-type="float" office:value="693" calcext:value-type="float">
            <text:p>693</text:p>
          </table:table-cell>
          <table:table-cell table:style-name="ce35"/>
          <table:table-cell table:style-name="ce44" table:number-columns-repeated="1009"/>
        </table:table-row>
        <table:table-row table:style-name="ro3">
          <table:table-cell table:style-name="ce35" office:value-type="string" calcext:value-type="string">
            <text:p>Total</text:p>
          </table:table-cell>
          <table:table-cell table:style-name="ce44" table:formula="of:=SUM([.B5:.B17])" office:value-type="float" office:value="1450" calcext:value-type="float">
            <text:p>1450</text:p>
          </table:table-cell>
          <table:table-cell table:style-name="ce44" table:formula="of:=SUM([.C5:.C17])" office:value-type="float" office:value="1450" calcext:value-type="float">
            <text:p>1450</text:p>
          </table:table-cell>
          <table:table-cell table:style-name="ce44" table:formula="of:=SUM([.D5:.D17])" office:value-type="float" office:value="1450" calcext:value-type="float">
            <text:p>1450</text:p>
          </table:table-cell>
          <table:table-cell table:style-name="ce44" table:formula="of:=SUM([.E5:.E17])" office:value-type="float" office:value="1450" calcext:value-type="float">
            <text:p>1450</text:p>
          </table:table-cell>
          <table:table-cell table:style-name="ce35" table:formula="of:=SUM([.F5:.F17])" office:value-type="float" office:value="1426.28" calcext:value-type="float">
            <text:p>1426,28</text:p>
          </table:table-cell>
          <table:table-cell table:style-name="ce35" table:formula="of:=SUM([.G5:.G17])" office:value-type="float" office:value="780" calcext:value-type="float">
            <text:p>780</text:p>
          </table:table-cell>
          <table:table-cell table:style-name="ce35" table:formula="of:=SUM([.H5:.H17])" office:value-type="float" office:value="800" calcext:value-type="float">
            <text:p>800</text:p>
          </table:table-cell>
          <table:table-cell table:style-name="ce35" table:formula="of:=SUM([.I5:.I17])" office:value-type="float" office:value="780" calcext:value-type="float">
            <text:p>780</text:p>
          </table:table-cell>
          <table:table-cell table:style-name="ce35" table:formula="of:=SUM([.J5:.J17])" office:value-type="float" office:value="800" calcext:value-type="float">
            <text:p>800</text:p>
          </table:table-cell>
          <table:table-cell table:style-name="ce35" table:formula="of:=SUM([.K5:.K17])" office:value-type="float" office:value="780" calcext:value-type="float">
            <text:p>780</text:p>
          </table:table-cell>
          <table:table-cell table:style-name="ce35" table:formula="of:=SUM([.L5:.L17])" office:value-type="float" office:value="800" calcext:value-type="float">
            <text:p>800</text:p>
          </table:table-cell>
          <table:table-cell table:style-name="ce35" table:formula="of:=SUM([.M5:.M17])" office:value-type="float" office:value="780" calcext:value-type="float">
            <text:p>780</text:p>
          </table:table-cell>
          <table:table-cell table:style-name="ce35" table:formula="of:=SUM([.B18:.M18])" office:value-type="float" office:value="12746.28" calcext:value-type="float">
            <text:p>12746,28</text:p>
          </table:table-cell>
          <table:table-cell table:style-name="ce47"/>
          <table:table-cell table:style-name="ce43" table:number-columns-repeated="1008"/>
          <table:table-cell table:style-name="ce4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36"/>
          <table:table-cell table:style-name="ce45" table:number-columns-repeated="4"/>
          <table:table-cell table:style-name="ce50" table:number-columns-repeated="8"/>
          <table:table-cell table:style-name="ce36"/>
          <table:table-cell table:style-name="ce37"/>
          <table:table-cell table:style-name="ce46" table:number-columns-repeated="1009"/>
        </table:table-row>
        <table:table-row table:style-name="ro3">
          <table:table-cell table:style-name="ce37" office:value-type="string" calcext:value-type="string">
            <text:p>Sobra</text:p>
          </table:table-cell>
          <table:table-cell table:style-name="ce46" table:formula="of:=SUM([.B3];-[.B18])" office:value-type="float" office:value="0" calcext:value-type="float">
            <text:p>0</text:p>
          </table:table-cell>
          <table:table-cell table:style-name="ce46" table:formula="of:=SUM([.C3];-[.C18])" office:value-type="float" office:value="0" calcext:value-type="float">
            <text:p>0</text:p>
          </table:table-cell>
          <table:table-cell table:style-name="ce46" table:formula="of:=SUM([.D3];-[.D18])" office:value-type="float" office:value="0" calcext:value-type="float">
            <text:p>0</text:p>
          </table:table-cell>
          <table:table-cell table:style-name="ce46" table:formula="of:=SUM([.E3];-[.E18])" office:value-type="float" office:value="0" calcext:value-type="float">
            <text:p>0</text:p>
          </table:table-cell>
          <table:table-cell table:style-name="ce37" table:formula="of:=SUM([.F3];-[.F18])" office:value-type="float" office:value="23.72" calcext:value-type="float">
            <text:p>23,72</text:p>
          </table:table-cell>
          <table:table-cell table:style-name="ce37" table:formula="of:=SUM([.G3];-[.G18])" office:value-type="float" office:value="670" calcext:value-type="float">
            <text:p>670</text:p>
          </table:table-cell>
          <table:table-cell table:style-name="ce37" table:formula="of:=SUM([.H3];-[.H18])" office:value-type="float" office:value="650" calcext:value-type="float">
            <text:p>650</text:p>
          </table:table-cell>
          <table:table-cell table:style-name="ce37" table:formula="of:=SUM([.I3];-[.I18])" office:value-type="float" office:value="-780" calcext:value-type="float">
            <text:p>-780</text:p>
          </table:table-cell>
          <table:table-cell table:style-name="ce37" table:formula="of:=SUM([.J3];-[.J18])" office:value-type="float" office:value="-800" calcext:value-type="float">
            <text:p>-800</text:p>
          </table:table-cell>
          <table:table-cell table:style-name="ce37" table:formula="of:=SUM([.K3];-[.K18])" office:value-type="float" office:value="-780" calcext:value-type="float">
            <text:p>-780</text:p>
          </table:table-cell>
          <table:table-cell table:style-name="ce37" table:formula="of:=SUM([.L3];-[.L18])" office:value-type="float" office:value="-800" calcext:value-type="float">
            <text:p>-800</text:p>
          </table:table-cell>
          <table:table-cell table:style-name="ce37" table:formula="of:=SUM([.M3];-[.M18])" office:value-type="float" office:value="-780" calcext:value-type="float">
            <text:p>-780</text:p>
          </table:table-cell>
          <table:table-cell table:style-name="ce37" table:formula="of:=SUM([.B20:.M20])" office:value-type="float" office:value="-2596.28" calcext:value-type="float">
            <text:p>-2596,28</text:p>
          </table:table-cell>
          <table:table-cell table:number-columns-repeated="1010"/>
        </table:table-row>
        <table:table-row table:style-name="ro3" table:number-rows-repeated="2">
          <table:table-cell table:style-name="ce34"/>
          <table:table-cell table:style-name="ce47" table:number-columns-repeated="8"/>
          <table:table-cell table:style-name="ce34"/>
          <table:table-cell table:style-name="ce47"/>
          <table:table-cell table:style-name="ce48"/>
          <table:table-cell table:number-columns-repeated="1012"/>
        </table:table-row>
        <table:table-row table:style-name="ro4" table:number-rows-repeated="7">
          <table:table-cell table:style-name="ce38"/>
          <table:table-cell table:style-name="ce48" table:number-columns-repeated="8"/>
          <table:table-cell table:style-name="ce38"/>
          <table:table-cell table:style-name="ce48" table:number-columns-repeated="2"/>
          <table:table-cell table:number-columns-repeated="101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7" table:style-name="ta1">
        <table:table-column table:style-name="co1" table:default-cell-style-name="ce5"/>
        <table:table-column table:style-name="co1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1" table:number-columns-repeated="4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 table:style-name="ce11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13" table:number-columns-repeated="4"/>
          <table:table-cell table:style-name="ce3" table:number-columns-repeated="8"/>
          <table:table-cell table:style-name="ce3" table:formula="of:=SUM([.B3:.M3])" office:value-type="float" office:value="0" calcext:value-type="float">
            <text:p>0</text:p>
          </table:table-cell>
        </table:table-row>
        <table:table-row table:style-name="ro3">
          <table:table-cell table:style-name="ce4"/>
          <table:table-cell table:number-columns-repeated="4"/>
          <table:table-cell table:style-name="ce20" table:number-columns-repeated="8"/>
          <table:table-cell table:style-name="ce4"/>
        </table:table-row>
        <table:table-row table:style-name="ro3">
          <table:table-cell office:value-type="string" calcext:value-type="string">
            <text:p>Aluguel</text:p>
          </table:table-cell>
          <table:table-cell table:number-columns-repeated="12"/>
          <table:table-cell table:formula="of:=SUM([.B5:.M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gua</text:p>
          </table:table-cell>
          <table:table-cell table:number-columns-repeated="12"/>
          <table:table-cell table:formula="of:=SUM([.B6:.M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z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net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elular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ibus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6"/>
          <table:table-cell table:formula="of:=SUM([.F10:.M10])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Cartao</text:p>
          </table:table-cell>
          <table:table-cell table:number-columns-repeated="12"/>
          <table:table-cell table:formula="of:=SUM([.B11:.M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staca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formula="of:=SUM([.B12:.M12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Adelle +</text:p>
          </table:table-cell>
          <table:table-cell table:number-columns-repeated="12"/>
          <table:table-cell table:formula="of:=SUM([.B13:.M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elle -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ra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é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16:.M16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asto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300" calcext:value-type="float">
            <text:p>300</text:p>
          </table:table-cell>
          <table:table-cell table:style-name="ce15" table:formula="of:=SUM([.C5:.C17])" office:value-type="float" office:value="280" calcext:value-type="float">
            <text:p>280</text:p>
          </table:table-cell>
          <table:table-cell table:style-name="ce15" table:formula="of:=SUM([.D5:.D17])" office:value-type="float" office:value="200" calcext:value-type="float">
            <text:p>200</text:p>
          </table:table-cell>
          <table:table-cell table:style-name="ce15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</table:table-row>
        <table:table-row table:style-name="ro3">
          <table:table-cell table:style-name="ce22"/>
          <table:table-cell table:style-name="ce23" table:number-columns-repeated="4"/>
          <table:table-cell table:style-name="ce24" table:number-columns-repeated="8"/>
          <table:table-cell table:style-name="ce22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-300" calcext:value-type="float">
            <text:p>-300</text:p>
          </table:table-cell>
          <table:table-cell table:style-name="ce17" table:formula="of:=SUM([.C3];-[.C18])" office:value-type="float" office:value="-280" calcext:value-type="float">
            <text:p>-280</text:p>
          </table:table-cell>
          <table:table-cell table:style-name="ce17" table:formula="of:=SUM([.D3];-[.D18])" office:value-type="float" office:value="-200" calcext:value-type="float">
            <text:p>-200</text:p>
          </table:table-cell>
          <table:table-cell table:style-name="ce17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09:16:25.146932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4:46.403000000</meta:creation-date>
    <dc:date>2016-05-09T09:21:58.040291331</dc:date>
    <meta:editing-duration>PT2H35M29S</meta:editing-duration>
    <meta:editing-cycles>17</meta:editing-cycles>
    <meta:generator>LibreOffice/5.1.2.2$Linux_X86_64 LibreOffice_project/10m0$Build-2</meta:generator>
    <meta:document-statistic meta:table-count="2" meta:cell-count="260" meta:object-count="0"/>
  </office:meta>
</office:document-meta>
</file>